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margin-top="0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top="0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Horizontal_20_Line">
      <style:paragraph-properties fo:margin-top="0in" fo:margin-bottom="0.0201in"/>
      <style:text-properties style:font-name="Courier1" fo:font-size="10pt" style:font-size-asian="10pt" style:font-size-complex="10pt"/>
    </style:style>
    <style:style style:name="P8" style:family="paragraph" style:parent-style-name="Horizontal_20_Line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 style:list-style-name="L1">
      <style:paragraph-properties fo:margin-top="0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text-properties fo:color="#000000" style:text-line-through-style="none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text-properties fo:color="#000000"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Figure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6">Date &amp; Time: <text:span text:style-name="T1">03/06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7"/>
      <text:p text:style-name="P4">Continuing from last time:</text:p>
      <text:list xml:id="list327253813" text:style-name="L1">
        <text:list-item>
          <text:list>
            <text:list-item>
              <text:list>
                <text:list-item>
                  <text:list>
                    <text:list-header>
                      <text:p text:style-name="P11"/>
                    </text:list-header>
                  </text:list>
                </text:list-item>
              </text:list>
            </text:list-item>
          </text:list>
        </text:list-item>
      </text:list>
      <text:p text:style-name="P12"/>
      <text:p text:style-name="P9">From looking at Peter's code, it looks like he's rescaling his dX values *during* the back-solving loop. Helena performs the rescaling afterwards, when all the dX values have been calculated. <text:s/>I wonder if this has an effect on how the two codes behave?</text:p>
      <text:p text:style-name="P9">Answer: no. <text:s/></text:p>
      <text:p text:style-name="P13"/>
      <text:p text:style-name="P13">Now that we can track the model at each iteration from Peter's code, let's make an 'altered' EOS lookup table for Peter's code.xs</text:p>
      <text:p text:style-name="P9">Steps:</text:p>
      <text:p text:style-name="P9">1. Read the entire file into a python array of some type</text:p>
      <text:p text:style-name="P9">2. Read in the table values as strings-- all of them.</text:p>
      <text:p text:style-name="P9">3. Search the table for the strings that signify the start of a new P/X table</text:p>
      <text:p text:style-name="P9">4. Print that string out unchanged</text:p>
      <text:p text:style-name="P9">5. Split the following lines on whitespace</text:p>
      <text:p text:style-name="P9">6. Split the scientific notation entry for rho/cP/etc. on the E(?)</text:p>
      <text:p text:style-name="P9">7. Split the 'mantissa' (quotes b/c it's a string var, not an actual numerical mantissa from python's p.o.v.) into the first part, and the last two digits</text:p>
      <text:p text:style-name="P9">8. Convert the string of the last two digits to an integer</text:p>
      <text:p text:style-name="P9">9. Generate a random integer between -9 and +9 <text:s/>(or maybe b/w -5 and +5? <text:s/>But start with 9s).</text:p>
      <text:p text:style-name="P9">10. Add the random integer to those last 2 digits.</text:p>
      <text:p text:style-name="P9">11. Convert the last two digits back to a string, and re-join that string w/ the first part of the mantissa.</text:p>
      <text:p text:style-name="P9">12. Rejoin the exponent and the mantissa strings back together.</text:p>
      <text:p text:style-name="P9">13. (Maybe? <text:s/>Depending on how the eostable values correspond to the actual cP/rho/etc. values returned by the lookup routine.) Repeat steps 6 thru 12 for the rest of the entries in that line.</text:p>
      <text:p text:style-name="P9">14. Print the altered line out to file. </text:p>
      <text:p text:style-name="Horizontal_20_Line"/>
      <text:p text:style-name="P10">Today's Work:</text:p>
      <text:p text:style-name="P9">Start pythoning with the steps listed above.</text:p>
      <text:p text:style-name="P9">Also, track down Greg for mtg before he leaves for the da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5DT18H28M54S</meta:editing-duration>
    <meta:editing-cycles>125</meta:editing-cycles>
    <meta:generator>OpenOffice.org/3.3$Unix OpenOffice.org_project/330m20$Build-9567</meta:generator>
    <meta:initial-creator>Laurel Ruhlen</meta:initial-creator>
    <dc:date>2013-03-06T15:53:55</dc:date>
    <dc:creator>Laurel Ruhlen</dc:creator>
    <meta:document-statistic meta:table-count="0" meta:image-count="0" meta:object-count="0" meta:page-count="1" meta:paragraph-count="28" meta:word-count="312" meta:character-count="1732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